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91.93mm" svg:y="78.62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13:29:43.6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79</meta:editing-cycles>
    <meta:editing-duration>PT1H28M10S</meta:editing-duration>
    <dc:title>Saison Ekkart</dc:title>
    <dc:date>2015-11-10T13:31:26.542000000</dc:date>
    <dc:creator>Ekkart Kleinod</dc:creator>
    <meta:generator>LibreOffice/5.0.2.2$Windows_X86_64 LibreOffice_project/37b43f919e4de5eeaca9b9755ed688758a8251fe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